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f27" officeooo:paragraph-rsid="000abf27"/>
    </style:style>
    <style:style style:name="P2" style:family="paragraph" style:parent-style-name="Standard">
      <style:text-properties officeooo:paragraph-rsid="000abf27"/>
    </style:style>
    <style:style style:name="P3" style:family="paragraph" style:parent-style-name="Standard">
      <style:text-properties officeooo:rsid="000eb24b" officeooo:paragraph-rsid="000eb24b"/>
    </style:style>
    <style:style style:name="P4" style:family="paragraph" style:parent-style-name="Standard">
      <style:text-properties officeooo:paragraph-rsid="000eb24b"/>
    </style:style>
    <style:style style:name="P5" style:family="paragraph" style:parent-style-name="Standard">
      <style:text-properties officeooo:rsid="000fc3af" officeooo:paragraph-rsid="000fc3af"/>
    </style:style>
    <style:style style:name="P6" style:family="paragraph" style:parent-style-name="Standard">
      <style:text-properties style:text-underline-style="solid" style:text-underline-width="auto" style:text-underline-color="font-color" officeooo:rsid="000fc3af" officeooo:paragraph-rsid="000fc3af"/>
    </style:style>
    <style:style style:name="T1" style:family="text">
      <style:text-properties officeooo:rsid="000fc3af"/>
    </style:style>
    <style:style style:name="T2" style:family="text">
      <style:text-properties officeooo:rsid="0012e5d4"/>
    </style:style>
    <style:style style:name="T3" style:family="text">
      <style:text-properties officeooo:rsid="000abf27"/>
    </style:style>
    <style:style style:name="T4" style:family="text">
      <style:text-properties officeooo:rsid="00152927"/>
    </style:style>
    <style:style style:name="T5" style:family="text">
      <style:text-properties style:text-underline-style="solid" style:text-underline-width="auto" style:text-underline-color="font-color" officeooo:rsid="001658f5"/>
    </style:style>
    <style:style style:name="T6" style:family="text">
      <style:text-properties officeooo:rsid="001658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inicial de desarrollo web entorno servidor.</text:p>
      <text:p text:style-name="P2"><text:span text:style-name="T3">Aplicación Java </text:span><text:span text:style-name="T2">Planificador de tareas</text:span><text:span text:style-name="T3">.</text:span></text:p>
      <text:p text:style-name="P1"/>
      <text:p text:style-name="P1">Mi aplicación java consistirá en lo siguiente:</text:p>
      <text:p text:style-name="P3">La idea general es hacer un programa similar a una agenda virtual, la cual recogerá tareas, ya sean educativas o de otro tipo. Estás tareas tendrán una descripción, una fecha de alta, una prioridad y cuando se finalice se indicará la fecha de finalización. Además, a cada tarea le asignaremos un código en el momento de su creación.</text:p>
      <text:p text:style-name="P4"/>
      <text:p text:style-name="P3">Tareas: </text:p>
      <text:p text:style-name="P3">- Tendrán un método que contarán el tiempo transcurrido entre que se creo y la fecha de consulta.</text:p>
      <text:p text:style-name="P3">- Devolverá una lista con todas las tareas ordenada de forma ascendente.</text:p>
      <text:p text:style-name="P3">- <text:span text:style-name="T1">Las tareas serán iguales cuando tengan la misma descripción y la misma fecha.</text:span></text:p>
      <text:p text:style-name="P3">- <text:span text:style-name="T1">Hay 3 tipos de prioridad de las tareas, alta, media y baja. </text:span><text:span text:style-name="T4">Las prioridades altas tienen que ser atendidas antes de 24 horas, las medias antes de 72 y las bajas antes de 168.</text:span></text:p>
      <text:p text:style-name="P3"/>
      <text:p text:style-name="P5">Tarea de clase:</text:p>
      <text:p text:style-name="P5">-Tendrá además que recoger el nombre de la asignatura a la que corresponde.</text:p>
      <text:p text:style-name="P5"/>
      <text:p text:style-name="P5">Tareas de otro tipo: </text:p>
      <text:p text:style-name="P5">-Tendrá además de la descripción una descripción más detallada, la cual indicará el tipo de tarea que trata, también se recogerá la ubicación donde se tiene que llevar a cabo la tarea. Estos datos serán modificables.</text:p>
      <text:p text:style-name="P5"/>
      <text:p text:style-name="P5">Las operaciones que podré hacer con las tareas serán las siguientes:</text:p>
      <text:p text:style-name="P5">- Añadir tareas.</text:p>
      <text:p text:style-name="P5">- Mostrar un <text:span text:style-name="T5">S</text:span>tring con la lista de tareas pendientes de realizar, ordenadas de forma ascendente por la fecha de creación.</text:p>
      <text:p text:style-name="P5">- Mostrar un <text:span text:style-name="T6">S</text:span>tring con la lista de tareas existentes ordenadas de forma que salgan primero las tareas de prioridad alta, luego las de media y por último las de baja prioridad. Cuando tengan la misma prioridad se ordenarán alfabéticamente.</text:p>
      <text:p text:style-name="P5">- Nos mostrará un <text:span text:style-name="T6">S</text:span>tring con el número de tareas pendientes de cada tipo, asi tendremos un recuento de ellas.</text:p>
      <text:p text:style-name="P5">- Tendremos un método que será resolver tarea, al cual le pasaremos por parámetro la descripción , la fecha de creación y la fecha de finalización. Si la fecha de finalización es anterior a la de creación nos devolverá una excepción.</text:p>
      <text:p text:style-name="P5"/>
      <text:p text:style-name="P5"/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8:05:08.949741717</meta:creation-date>
    <dc:date>2021-09-21T10:11:45.285328352</dc:date>
    <meta:editing-duration>PT1H45M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349" meta:character-count="2013" meta:non-whitespace-character-count="1681"/>
  </office:meta>
</office:document-meta>
</file>